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500000006D261B31A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ans-serif" svg:font-family="sans-serif"/>
    <style:font-face style:name="Lucida Sans1" svg:font-family="'Lucida Sans'" style:font-family-generic="swiss"/>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9.065cm" table:align="margins"/>
    </style:style>
    <style:style style:name="Tableau1.A" style:family="table-column">
      <style:table-column-properties style:column-width="3.022cm" style:rel-column-width="21845*"/>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2" style:family="table">
      <style:table-properties style:width="9.065cm" table:align="margins"/>
    </style:style>
    <style:style style:name="Tableau2.A" style:family="table-column">
      <style:table-column-properties style:column-width="3.022cm" style:rel-column-width="21845*"/>
    </style:style>
    <style:style style:name="Tableau2.A1" style:family="table-cell">
      <style:table-cell-properties fo:padding="0.097cm" fo:border-left="0.002cm solid #000000" fo:border-right="none" fo:border-top="0.002cm solid #000000" fo:border-bottom="0.002cm solid #000000"/>
    </style:style>
    <style:style style:name="Tableau2.C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fo:padding="0.097cm" fo:border-left="0.002cm solid #000000" fo:border-right="0.002cm solid #000000" fo:border-top="none" fo:border-bottom="0.002cm solid #000000"/>
    </style:style>
    <style:style style:name="Tableau3" style:family="table">
      <style:table-properties style:width="9.065cm" table:align="margins"/>
    </style:style>
    <style:style style:name="Tableau3.A" style:family="table-column">
      <style:table-column-properties style:column-width="3.022cm" style:rel-column-width="21845*"/>
    </style:style>
    <style:style style:name="Tableau3.A1" style:family="table-cell">
      <style:table-cell-properties fo:padding="0.097cm" fo:border-left="0.002cm solid #000000" fo:border-right="none" fo:border-top="0.002cm solid #000000" fo:border-bottom="0.002cm solid #000000"/>
    </style:style>
    <style:style style:name="Tableau3.C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C2" style:family="table-cell">
      <style:table-cell-properties fo:padding="0.097cm" fo:border-left="0.002cm solid #000000" fo:border-right="0.002cm solid #000000" fo:border-top="none" fo:border-bottom="0.002cm solid #000000"/>
    </style:style>
    <style:style style:name="Tableau4" style:family="table">
      <style:table-properties style:width="9.065cm" table:align="margins"/>
    </style:style>
    <style:style style:name="Tableau4.A" style:family="table-column">
      <style:table-column-properties style:column-width="3.022cm" style:rel-column-width="21845*"/>
    </style:style>
    <style:style style:name="Tableau4.A1" style:family="table-cell">
      <style:table-cell-properties fo:padding="0.097cm" fo:border-left="0.002cm solid #000000" fo:border-right="none" fo:border-top="0.002cm solid #000000" fo:border-bottom="0.002cm solid #000000"/>
    </style:style>
    <style:style style:name="Tableau4.C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P1" style:family="paragraph" style:parent-style-name="Frame_20_contents">
      <style:paragraph-properties fo:text-align="center" style:justify-single-word="false"/>
      <style:text-properties fo:font-size="10pt" style:font-size-asian="10pt" style:font-size-complex="10pt"/>
    </style:style>
    <style:style style:name="P2" style:family="paragraph" style:parent-style-name="Frame_20_contents">
      <style:paragraph-properties fo:text-align="start" style:justify-single-word="false"/>
      <style:text-properties style:font-name="Comic Sans MS" fo:font-size="10pt" style:font-size-asian="10pt" style:font-size-complex="10pt"/>
    </style:style>
    <style:style style:name="P3" style:family="paragraph" style:parent-style-name="Frame_20_contents">
      <style:paragraph-properties fo:text-align="center" style:justify-single-word="false"/>
      <style:text-properties style:font-name="Comic Sans MS" fo:font-size="10pt" style:font-size-asian="10pt" style:font-size-complex="10pt"/>
    </style:style>
    <style:style style:name="P4" style:family="paragraph" style:parent-style-name="Standard">
      <style:paragraph-properties fo:margin-left="0cm" fo:margin-right="0cm" fo:text-indent="-0.026cm" style:auto-text-indent="false"/>
      <style:text-properties fo:font-size="10pt" style:font-size-asian="10pt" style:font-size-complex="10pt"/>
    </style:style>
    <style:style style:name="P5" style:family="paragraph" style:parent-style-name="Standard">
      <style:paragraph-properties fo:margin-left="-0.026cm" fo:margin-right="0cm" fo:text-indent="0cm" style:auto-text-indent="false"/>
      <style:text-properties fo:font-size="2pt" style:font-size-asian="1.75pt" style:font-size-complex="2pt"/>
    </style:style>
    <style:style style:name="P6" style:family="paragraph" style:parent-style-name="Standard" style:master-page-name="">
      <style:paragraph-properties fo:margin-left="0cm" fo:margin-right="0cm" fo:text-indent="0cm" style:auto-text-indent="false" style:page-number="auto"/>
      <style:text-properties fo:font-size="5pt" style:font-size-asian="4.34999990463257pt" style:font-size-complex="5pt"/>
    </style:style>
    <style:style style:name="P7" style:family="paragraph" style:parent-style-name="Table_20_Contents">
      <style:paragraph-properties fo:text-align="center" style:justify-single-word="false"/>
      <style:text-properties style:font-name="Comic Sans MS" fo:font-size="10pt" style:font-size-asian="10pt" style:font-size-complex="10pt"/>
    </style:style>
    <style:style style:name="P8" style:family="paragraph" style:parent-style-name="Standard">
      <style:paragraph-properties fo:text-align="start" style:justify-single-word="false"/>
      <style:text-properties style:font-name="Comic Sans MS" fo:font-size="10pt" style:font-size-asian="10pt" style:font-size-complex="10pt"/>
    </style:style>
    <style:style style:name="P9" style:family="paragraph" style:parent-style-name="Standard">
      <style:paragraph-properties fo:text-align="start" style:justify-single-word="false"/>
      <style:text-properties style:font-name="Comic Sans MS" fo:font-size="10pt" style:font-size-asian="10pt" style:font-size-complex="10pt"/>
    </style:style>
    <style:style style:name="P10" style:family="paragraph" style:parent-style-name="Frame_20_contents">
      <style:paragraph-properties fo:text-align="start" style:justify-single-word="false"/>
      <style:text-properties style:font-name="Comic Sans MS" fo:font-size="10pt" style:font-size-asian="10pt" style:font-size-complex="10pt"/>
    </style:style>
    <style:style style:name="T1" style:family="text">
      <style:text-properties style:font-name="Comic Sans MS"/>
    </style:style>
    <style:style style:name="T2" style:family="text">
      <style:text-properties style:font-name="sans-serif" fo:font-size="11.25pt"/>
    </style:style>
    <style:style style:name="fr1" style:family="graphic" style:parent-style-name="Frame">
      <style:graphic-properties style:vertical-pos="from-top" style:vertical-rel="paragraph" style:horizontal-pos="from-left" style:horizontal-rel="paragraph" fo:padding="0.15cm" fo:border="0.018cm solid #000000" style:shadow="none"/>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raw:frame draw:style-name="fr1" draw:name="Cadre2" text:anchor-type="paragraph" svg:x="9.691cm" svg:y="0.101cm" svg:width="9.4cm" svg:height="13.801cm" draw:z-index="1"><draw:text-box><text:p text:style-name="P1"><draw:frame draw:style-name="fr2" draw:name="Image4" text:anchor-type="paragraph" svg:x="8.516cm" svg:y="0.088cm" svg:width="0.499cm" svg:height="0.681cm" draw:z-index="4"><draw:image xlink:href="Pictures/10000000000000500000006D261B31A2.png" xlink:type="simple" xlink:show="embed" xlink:actuate="onLoad"/></draw:frame><text:span text:style-name="T1">N</text:span><text:span text:style-name="T1">iveau n°5 <text:s text:c="22"/>Exercice n°</text:span><text:span text:style-name="T1">2</text:span></text:p><text:p text:style-name="P8"/><text:p text:style-name="P8">On admet qu'il y a proportionnalité entre le périmètre d'un secteur angulaire et la mesure de l'angle au centre qu'il intercepte. </text:p><table:table table:name="Tableau2" table:style-name="Tableau2"><table:table-column table:style-name="Tableau2.A" table:number-columns-repeated="3"/><table:table-row><table:table-cell table:style-name="Tableau2.A1" office:value-type="string"><text:p text:style-name="P7"/></table:table-cell><table:table-cell table:style-name="Tableau2.A1" office:value-type="string"><text:p text:style-name="P7">Périmètre</text:p></table:table-cell><table:table-cell table:style-name="Tableau2.C1" office:value-type="string"><text:p text:style-name="P7">Angle</text:p></table:table-cell></table:table-row><table:table-row><table:table-cell table:style-name="Tableau2.A2" office:value-type="string"><text:p text:style-name="P7">Cercle</text:p></table:table-cell><table:table-cell table:style-name="Tableau2.A2" office:value-type="string"><text:p text:style-name="P7"/></table:table-cell><table:table-cell table:style-name="Tableau2.C2" office:value-type="string"><text:p text:style-name="P7"/></table:table-cell></table:table-row><table:table-row><table:table-cell table:style-name="Tableau2.A2" office:value-type="string"><text:p text:style-name="P7">Arc de cercle</text:p></table:table-cell><table:table-cell table:style-name="Tableau2.A2" office:value-type="string"><text:p text:style-name="P7"/></table:table-cell><table:table-cell table:style-name="Tableau2.C2" office:value-type="string"><text:p text:style-name="P7"/></table:table-cell></table:table-row></table:table><text:p text:style-name="P2">En complétant le tableau ci dessus, tracer le patron d'un cône dont le disque de base est de rayon 2cm et et dont le rayon de l'arc de disque est de 6cm</text:p></draw:text-box></draw:frame><draw:frame draw:style-name="fr1" draw:name="Cadre1" text:anchor-type="paragraph" svg:x="0.06cm" svg:y="0.071cm" svg:width="9.4cm" svg:height="13.801cm" draw:z-index="0"><draw:text-box><text:p text:style-name="P3"><draw:frame draw:style-name="fr2" draw:name="images1" text:anchor-type="paragraph" svg:x="8.516cm" svg:y="0.064cm" svg:width="0.499cm" svg:height="0.681cm" draw:z-index="5"><draw:image xlink:href="Pictures/10000000000000500000006D261B31A2.png" xlink:type="simple" xlink:show="embed" xlink:actuate="onLoad"/></draw:frame>Niveau n°5 <text:s text:c="22"/>Exercice n°1</text:p><text:p text:style-name="P8"><draw:frame draw:style-name="fr1" draw:name="Cadre4" text:anchor-type="paragraph" svg:x="9.449cm" svg:y="13.483cm" svg:width="9.4cm" svg:height="13.801cm" draw:z-index="3"><draw:text-box><text:p text:style-name="P1"><draw:frame draw:style-name="fr2" draw:name="images3" text:anchor-type="paragraph" svg:x="8.516cm" svg:y="0.064cm" svg:width="0.499cm" svg:height="0.681cm" draw:z-index="7"><draw:image xlink:href="Pictures/10000000000000500000006D261B31A2.png" xlink:type="simple" xlink:show="embed" xlink:actuate="onLoad"/></draw:frame><text:span text:style-name="T1">N</text:span><text:span text:style-name="T1">iveau n°5 <text:s text:c="22"/>Exercice n°</text:span><text:span text:style-name="T1">4</text:span></text:p><text:p text:style-name="P2"/><text:p text:style-name="P8">On admet qu'il y a proportionnalité entre le périmètre d'un secteur angulaire et la mesure de l'angle au centre qu'il intercepte. </text:p><table:table table:name="Tableau4" table:style-name="Tableau4"><table:table-column table:style-name="Tableau4.A" table:number-columns-repeated="3"/><table:table-row><table:table-cell table:style-name="Tableau4.A1" office:value-type="string"><text:p text:style-name="P7"/></table:table-cell><table:table-cell table:style-name="Tableau4.A1" office:value-type="string"><text:p text:style-name="P7">Périmètre</text:p></table:table-cell><table:table-cell table:style-name="Tableau4.C1" office:value-type="string"><text:p text:style-name="P7">Angle</text:p></table:table-cell></table:table-row><table:table-row><table:table-cell table:style-name="Tableau4.A2" office:value-type="string"><text:p text:style-name="P7">Cercle</text:p></table:table-cell><table:table-cell table:style-name="Tableau4.A2" office:value-type="string"><text:p text:style-name="P7"/></table:table-cell><table:table-cell table:style-name="Tableau4.C2" office:value-type="string"><text:p text:style-name="P7"/></table:table-cell></table:table-row><table:table-row><table:table-cell table:style-name="Tableau4.A2" office:value-type="string"><text:p text:style-name="P7">Arc de cercle</text:p></table:table-cell><table:table-cell table:style-name="Tableau4.A2" office:value-type="string"><text:p text:style-name="P7"/></table:table-cell><table:table-cell table:style-name="Tableau4.C2" office:value-type="string"><text:p text:style-name="P7"/></table:table-cell></table:table-row></table:table><text:p text:style-name="P2">En complétant le tableau ci dessus, tracer le patron d'un cône dont le disque de base est de rayon 2cm et et dont le rayon de l'arc de disque est de 10cm</text:p></draw:text-box></draw:frame><draw:frame draw:style-name="fr1" draw:name="Cadre3" text:anchor-type="paragraph" svg:x="-0.161cm" svg:y="13.487cm" svg:width="9.4cm" svg:height="13.801cm" draw:z-index="2"><draw:text-box><text:p text:style-name="P1"><draw:frame draw:style-name="fr2" draw:name="images2" text:anchor-type="paragraph" svg:x="8.516cm" svg:y="0.064cm" svg:width="0.499cm" svg:height="0.681cm" draw:z-index="6"><draw:image xlink:href="Pictures/10000000000000500000006D261B31A2.png" xlink:type="simple" xlink:show="embed" xlink:actuate="onLoad"/></draw:frame><text:span text:style-name="T1">N</text:span><text:span text:style-name="T1">iveau n°5 <text:s text:c="22"/>Exercice n°</text:span><text:span text:style-name="T1">3</text:span></text:p><text:p text:style-name="P2"/><text:p text:style-name="P8">On admet qu'il y a proportionnalité entre le périmètre d'un secteur angulaire et la mesure de l'angle au centre qu'il intercepte. </text:p><table:table table:name="Tableau3" table:style-name="Tableau3"><table:table-column table:style-name="Tableau3.A" table:number-columns-repeated="3"/><table:table-row><table:table-cell table:style-name="Tableau3.A1" office:value-type="string"><text:p text:style-name="P7"/></table:table-cell><table:table-cell table:style-name="Tableau3.A1" office:value-type="string"><text:p text:style-name="P7">Périmètre</text:p></table:table-cell><table:table-cell table:style-name="Tableau3.C1" office:value-type="string"><text:p text:style-name="P7">Angle</text:p></table:table-cell></table:table-row><table:table-row><table:table-cell table:style-name="Tableau3.A2" office:value-type="string"><text:p text:style-name="P7">Cercle</text:p></table:table-cell><table:table-cell table:style-name="Tableau3.A2" office:value-type="string"><text:p text:style-name="P7"/></table:table-cell><table:table-cell table:style-name="Tableau3.C2" office:value-type="string"><text:p text:style-name="P7"/></table:table-cell></table:table-row><table:table-row><table:table-cell table:style-name="Tableau3.A2" office:value-type="string"><text:p text:style-name="P7">Arc de cercle</text:p></table:table-cell><table:table-cell table:style-name="Tableau3.A2" office:value-type="string"><text:p text:style-name="P7"/></table:table-cell><table:table-cell table:style-name="Tableau3.C2" office:value-type="string"><text:p text:style-name="P7"/></table:table-cell></table:table-row></table:table><text:p text:style-name="P2">En complétant le tableau ci dessus, tracer le patron d'un cône dont le disque de base est de rayon 3cm et et dont le rayon de l'arc de disque est de 9cm</text:p></draw:text-box></draw:frame><text:span text:style-name="T2"/></text:p><text:p text:style-name="P8">On admet qu'il y a proportionnalité entre le périmètre d'un secteur angulaire et la mesure de l'angle au centre qu'il intercepte. </text:p><table:table table:name="Tableau1" table:style-name="Tableau1"><table:table-column table:style-name="Tableau1.A" table:number-columns-repeated="3"/><table:table-row><table:table-cell table:style-name="Tableau1.A1" office:value-type="string"><text:p text:style-name="P7"/></table:table-cell><table:table-cell table:style-name="Tableau1.A1" office:value-type="string"><text:p text:style-name="P7">Périmètre</text:p></table:table-cell><table:table-cell table:style-name="Tableau1.C1" office:value-type="string"><text:p text:style-name="P7">Angle</text:p></table:table-cell></table:table-row><table:table-row><table:table-cell table:style-name="Tableau1.A2" office:value-type="string"><text:p text:style-name="P7">Cercle</text:p></table:table-cell><table:table-cell table:style-name="Tableau1.A2" office:value-type="string"><text:p text:style-name="P7"/></table:table-cell><table:table-cell table:style-name="Tableau1.C2" office:value-type="string"><text:p text:style-name="P7"/></table:table-cell></table:table-row><table:table-row><table:table-cell table:style-name="Tableau1.A2" office:value-type="string"><text:p text:style-name="P7">Arc de cercle</text:p></table:table-cell><table:table-cell table:style-name="Tableau1.A2" office:value-type="string"><text:p text:style-name="P7"/></table:table-cell><table:table-cell table:style-name="Tableau1.C2" office:value-type="string"><text:p text:style-name="P7"/></table:table-cell></table:table-row></table:table><text:p text:style-name="P2">En complétant le tableau ci dessus, tracer le patron d'un cône dont le disque de base est de rayon 3cm et et dont le rayon de l'arc de disque est de 6cm</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ans-serif" svg:font-family="sans-serif"/>
    <style:font-face style:name="Lucida Sans1" svg:font-family="'Lucida Sans'" style:font-family-generic="swiss"/>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503cm" fo:margin-bottom="0.702cm" fo:margin-left="0.847cm" fo:margin-right="0.94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uillaume morel</meta:initial-creator>
    <meta:creation-date>2018-12-27T11:45:25.44</meta:creation-date>
    <dc:date>2020-01-08T20:41:25.42</dc:date>
    <meta:editing-duration>PT1H37M26S</meta:editing-duration>
    <meta:editing-cycles>15</meta:editing-cycles>
    <meta:generator>OpenOffice/4.1.3$Win32 OpenOffice.org_project/413m1$Build-9783</meta:generator>
    <dc:creator>guillaume morel</dc:creator>
    <meta:document-statistic meta:table-count="4" meta:image-count="4" meta:object-count="0" meta:page-count="1" meta:paragraph-count="28" meta:word-count="252" meta:character-count="1441"/>
  </office:meta>
</office:document-meta>
</file>